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bel Bk BT" svg:font-family="'Kabel Bk B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standard">
      <style:graphic-properties draw:stroke="none" svg:stroke-width="0.213cm" draw:stroke-linejoin="miter" draw:fill="solid" draw:fill-color="#cc66ff"/>
    </style:style>
    <style:style style:name="gr3" style:family="graphic" style:parent-style-name="standard">
      <style:graphic-properties draw:stroke="none" svg:stroke-color="#3465a4" draw:fill="solid" draw:fill-color="#ffffff" draw:opacity="80%" draw:textarea-horizontal-align="justify" draw:textarea-vertical-align="middle" draw:auto-grow-height="false" fo:min-height="2.036cm" fo:min-width="14.74cm" draw:shadow-opacity="8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1cm" fo:min-width="12.169cm"/>
    </style:style>
    <style:style style:name="P1" style:family="paragraph">
      <loext:graphic-properties draw:fill="solid" draw:fill-color="#cc66ff"/>
    </style:style>
    <style:style style:name="P2" style:family="paragraph">
      <loext:graphic-properties draw:fill="solid" draw:fill-color="#ffffff" draw:opacity="80%"/>
      <style:paragraph-properties fo:text-align="center"/>
    </style:style>
    <style:style style:name="P3" style:family="paragraph">
      <style:text-properties fo:background-color="transparent"/>
    </style:style>
    <style:style style:name="P4" style:family="paragraph">
      <loext:graphic-properties draw:fill="none" draw:fill-color="#ffffff"/>
      <style:text-properties fo:text-transform="lowercase" fo:color="#3333ff" style:text-outline="true" style:font-name="Kabel Bk BT" fo:font-size="18pt" fo:font-weight="bold" fo:background-color="transparent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text-transform="lowercase" fo:color="#00cccc" style:text-outline="false" style:font-name="Kabel Bk BT" fo:font-size="18pt" fo:font-weight="bold" fo:background-color="transparent" style:font-size-asian="18pt" style:font-weight-asian="bold" style:font-size-complex="18pt" style:font-weight-complex="bold"/>
    </style:style>
    <style:style style:name="T1" style:family="text">
      <style:text-properties fo:text-transform="lowercase" fo:color="#3333ff" style:text-outline="true" style:font-name="Kabel Bk BT" fo:font-size="72pt" fo:font-weight="bold" style:font-size-asian="72pt" style:font-weight-asian="bold" style:font-size-complex="72pt" style:font-weight-complex="bold"/>
    </style:style>
    <style:style style:name="T2" style:family="text">
      <style:text-properties fo:text-transform="lowercase" fo:color="#00cccc" style:text-outline="false" style:font-name="Kabel Bk BT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3.181cm" svg:height="4.336cm" svg:x="10.2cm" svg:y="13.17cm" svg:viewBox="0 0 3182 4337" svg:d="M2621 4079c1790-1152-1197-4429-2086-4048-147 66-261 167-330 279-79 135-102 302-34 459l-171 536 376-368c159-68 273-124 342-224 68-101 102-202 114-392 376 101 558 325 592 604 24 202-968 1331-1082 1499-1094 1622 1116 2338 2279 1655z">
            <text:p/>
          </draw:path>
          <draw:path draw:style-name="gr2" draw:text-style-name="P1" draw:layer="layout" svg:width="2.438cm" svg:height="1.326cm" svg:x="7.807cm" svg:y="15.944cm" svg:viewBox="0 0 2439 1327" svg:d="M809 1327c718 0 1289-716 1630-1253-125 45-251 67-388 79-546 33-1550-493-1983 234-113 201-79 436 58 615 137 190 375 336 683 325z">
            <text:p/>
          </draw:path>
          <draw:path draw:style-name="gr2" draw:text-style-name="P1" draw:layer="layout" svg:width="1.491cm" svg:height="2.661cm" svg:x="11.296cm" svg:y="17.673cm" svg:viewBox="0 0 1492 2662" svg:d="M1491 1823c35-772-741-1432-1334-1823 46 145 69 268 69 414 11 593-615 1655 171 2159 217 134 478 112 694-34 218-135 377-392 400-716z">
            <text:p/>
          </draw:path>
          <draw:path draw:style-name="gr2" draw:text-style-name="P1" draw:layer="layout" svg:width="1.352cm" svg:height="2.418cm" svg:x="11.368cm" svg:y="17.796cm" svg:viewBox="0 0 1353 2419" svg:d="M1352 1655c34-705-673-1298-1208-1655 45 123 56 247 68 380 11 549-571 1510 148 1957 193 124 433 101 626-21 206-135 353-359 366-661z">
            <text:p/>
          </draw:path>
          <draw:path draw:style-name="gr2" draw:text-style-name="P1" draw:layer="layout" svg:width="2.318cm" svg:height="1.251cm" svg:x="5.693cm" svg:y="17.831cm" svg:viewBox="0 0 2319 1252" svg:d="M747 1251c672 23 1242-636 1572-1140-126 45-240 56-364 67-525 11-1460-504-1882 168-113 179-90 402 34 582 126 179 354 323 640 323z">
            <text:p/>
          </draw:path>
          <draw:path draw:style-name="gr2" draw:text-style-name="P1" draw:layer="layout" svg:width="1.93cm" svg:height="1.066cm" svg:x="15.385cm" svg:y="15.158cm" svg:viewBox="0 0 1931 1067" svg:d="M1527 67c-501-213-1128 123-1527 404 103 0 193 22 296 55 400 135 946 806 1471 426 137-101 194-281 148-448-46-179-172-346-388-437z">
            <text:p/>
          </draw:path>
          <draw:path draw:style-name="gr2" draw:text-style-name="P1" draw:layer="layout" svg:width="1.578cm" svg:height="1.397cm" svg:x="14.2cm" svg:y="19.272cm" svg:viewBox="0 0 1579 1398" svg:d="M1482 559c-285-458-981-559-1482-559 79 67 148 135 205 213 240 346 285 1197 935 1185 183 0 319-112 387-279 81-157 69-370-45-560z">
            <text:p/>
          </draw:path>
          <draw:path draw:style-name="gr2" draw:text-style-name="P1" draw:layer="layout" svg:width="1.755cm" svg:height="3.11cm" svg:x="9.418cm" svg:y="17.282cm" svg:viewBox="0 0 1756 3111" svg:d="M1661 2438c330-817-263-1812-741-2438 0 167-23 313-80 481-217 649-1288 1554-628 2382 183 223 479 291 764 223 274-89 548-301 685-648z">
            <text:p/>
          </draw:path>
          <draw:path draw:style-name="gr2" draw:text-style-name="P1" draw:layer="layout" svg:width="1.59cm" svg:height="2.82cm" svg:x="9.527cm" svg:y="17.438cm" svg:viewBox="0 0 1591 2821" svg:d="M1504 2214c297-738-227-1644-672-2214 0 156-22 291-69 436-193 593-1173 1409-569 2159 160 200 432 268 684 200 251-78 501-268 626-581z">
            <text:p/>
          </draw:path>
          <draw:path draw:style-name="gr2" draw:text-style-name="P1" draw:layer="layout" svg:width="1.241cm" svg:height="2.186cm" svg:x="9.743cm" svg:y="17.673cm" svg:viewBox="0 0 1242 2187" svg:d="M1176 1722c228-582-183-1274-524-1722 0 123-24 224-58 335-148 459-912 1096-444 1678 125 157 331 202 536 157 205-56 398-213 490-448z">
            <text:p/>
          </draw:path>
          <draw:path draw:style-name="gr2" draw:text-style-name="P1" draw:layer="layout" svg:width="2.194cm" svg:height="1.923cm" svg:x="7.118cm" svg:y="19.764cm" svg:viewBox="0 0 2195 1924" svg:d="M1111 1856c696-279 981-1196 1084-1856-103 101-218 167-343 224-524 245-1721 123-1846 996-34 234 91 458 307 581 216 134 501 167 798 55z">
            <text:p/>
          </draw:path>
          <draw:path draw:style-name="gr2" draw:text-style-name="P1" draw:layer="layout" svg:width="1.989cm" svg:height="1.747cm" svg:x="7.253cm" svg:y="19.864cm" svg:viewBox="0 0 1990 1748" svg:d="M998 1689c638-257 889-1085 992-1689-103 89-194 146-309 201-477 224-1561 112-1675 907-34 212 80 414 274 526 182 122 444 156 718 55z">
            <text:p/>
          </draw:path>
          <draw:path draw:style-name="gr2" draw:text-style-name="P1" draw:layer="layout" svg:width="1.541cm" svg:height="1.356cm" svg:x="7.564cm" svg:y="20.022cm" svg:viewBox="0 0 1542 1357" svg:d="M778 1309c491-201 685-851 764-1309-79 67-147 112-239 156-376 179-1208 91-1300 705-22 168 68 325 218 414 147 89 353 112 557 34z">
            <text:p/>
          </draw:path>
          <draw:path draw:style-name="gr2" draw:text-style-name="P1" draw:layer="layout" svg:width="1.826cm" svg:height="1.394cm" svg:x="8.351cm" svg:y="14.548cm" svg:viewBox="0 0 1827 1395" svg:d="M163 957c364 460 1128 470 1664 414-92-56-171-123-251-201-296-336-456-1252-1162-1164-195 23-331 169-388 347-58 190-23 414 137 604z">
            <text:p/>
          </draw:path>
          <draw:path draw:style-name="gr2" draw:text-style-name="P1" draw:layer="layout" svg:width="1.48cm" svg:height="1.202cm" svg:x="8.423cm" svg:y="14.664cm" svg:viewBox="0 0 1481 1203" svg:d="M113 785c286 403 924 435 1368 413-80-56-137-111-193-179-240-291-331-1062-923-1017-160 10-285 122-343 279-45 145-23 335 91 504z">
            <text:p/>
          </draw:path>
          <draw:path draw:style-name="gr2" draw:text-style-name="P1" draw:layer="layout" svg:width="1.92cm" svg:height="1.253cm" svg:x="7.619cm" svg:y="18.847cm" svg:viewBox="0 0 1921 1254" svg:d="M758 1242c581-101 958-761 1163-1242-103 57-194 89-308 112-445 101-1345-190-1584 448-69 179-11 369 125 502 148 135 365 224 604 180z">
            <text:p/>
          </draw:path>
          <draw:path draw:style-name="gr2" draw:text-style-name="P1" draw:layer="layout" svg:width="1.638cm" svg:height="0.999cm" svg:x="7.73cm" svg:y="19.037cm" svg:viewBox="0 0 1639 1000" svg:d="M613 996c491-56 833-593 1026-996-79 44-159 67-262 89-376 67-1117-212-1345 314-68 145-23 302 91 425 103 123 286 190 490 168z">
            <text:p/>
          </draw:path>
          <draw:path draw:style-name="gr2" draw:text-style-name="P1" draw:layer="layout" svg:width="1.92cm" svg:height="1.253cm" svg:x="5.602cm" svg:y="16.477cm" svg:viewBox="0 0 1921 1254" svg:d="M758 1242c581-101 958-761 1163-1242-103 57-194 89-308 112-445 101-1345-190-1584 448-69 179-11 369 125 502 148 135 365 224 604 180z">
            <text:p/>
          </draw:path>
          <draw:path draw:style-name="gr2" draw:text-style-name="P1" draw:layer="layout" svg:width="1.638cm" svg:height="0.988cm" svg:x="5.712cm" svg:y="16.677cm" svg:viewBox="0 0 1639 989" svg:d="M613 984c491-55 833-593 1026-984-79 44-159 67-262 89-376 67-1117-212-1345 314-68 145-23 302 91 425 103 112 286 179 490 156z">
            <text:p/>
          </draw:path>
          <draw:path draw:style-name="gr2" draw:text-style-name="P1" draw:layer="layout" svg:width="0.566cm" svg:height="0.941cm" svg:x="12.292cm" svg:y="20.01cm" svg:viewBox="0 0 567 942" svg:d="M507 783c137-235 12-570-103-783-11 57-22 89-45 146-103 190-480 414-320 693 46 78 125 112 217 101s182-56 251-157z">
            <text:p/>
          </draw:path>
          <draw:path draw:style-name="gr2" draw:text-style-name="P1" draw:layer="layout" svg:width="0.473cm" svg:height="0.782cm" svg:x="12.352cm" svg:y="20.134cm" svg:viewBox="0 0 474 783" svg:d="M413 661c125-192 34-471-46-661-12 44-23 78-45 112-92 157-411 325-298 570 35 68 103 101 183 101 68-10 148-44 206-122z">
            <text:p/>
          </draw:path>
          <draw:path draw:style-name="gr2" draw:text-style-name="P1" draw:layer="layout" svg:width="0.569cm" svg:height="0.561cm" svg:x="10.131cm" svg:y="21.688cm" svg:viewBox="0 0 570 562" svg:d="M319 537c183-89 240-358 251-537-22 34-56 57-91 67-136 79-468 79-479 313 0 68 34 123 103 157 57 33 137 33 216 0z">
            <text:p/>
          </draw:path>
          <draw:path draw:style-name="gr2" draw:text-style-name="P1" draw:layer="layout" svg:width="0.49cm" svg:height="0.453cm" svg:x="10.178cm" svg:y="21.777cm" svg:viewBox="0 0 491 454" svg:d="M262 437c160-67 217-281 229-437-24 23-46 44-80 57-115 66-388 44-411 245 0 57 23 101 80 135 46 22 113 22 182 0z">
            <text:p/>
          </draw:path>
          <draw:path draw:style-name="gr2" draw:text-style-name="P1" draw:layer="layout" svg:width="2.763cm" svg:height="1.501cm" svg:x="13.471cm" svg:y="15.828cm" svg:viewBox="0 0 2764 1502" svg:d="M1869 0c-809-11-1481 783-1869 1387 148-55 285-78 433-78 627-34 1755 582 2245-224 137-223 103-492-45-705-149-223-422-380-764-380z">
            <text:p/>
          </draw:path>
          <draw:path draw:style-name="gr2" draw:text-style-name="P1" draw:layer="layout" svg:width="2.341cm" svg:height="1.252cm" svg:x="13.755cm" svg:y="15.906cm" svg:viewBox="0 0 2342 1253" svg:d="M1619 2c-673-44-1266 593-1619 1085 126-34 239-55 364-55 525 0 1437 559 1893-101 126-179 103-403-11-593-126-180-342-325-627-336z">
            <text:p/>
          </draw:path>
          <draw:path draw:style-name="gr2" draw:text-style-name="P1" draw:layer="layout" svg:width="1.924cm" svg:height="2.257cm" svg:x="8.112cm" svg:y="16.633cm" svg:viewBox="0 0 1925 2258" svg:d="M1246 2092c638-426 706-1410 672-2092-90 123-171 213-296 302-468 358-1687 492-1619 1398 23 246 194 436 433 515 240 78 536 56 810-123z">
            <text:p/>
          </draw:path>
          <draw:path draw:style-name="gr2" draw:text-style-name="P1" draw:layer="layout" svg:width="1.675cm" svg:height="1.839cm" svg:x="8.262cm" svg:y="16.958cm" svg:viewBox="0 0 1676 1840" svg:d="M1026 1723c548-336 650-1153 650-1723-79 101-160 167-261 234-411 281-1437 347-1415 1096 0 203 150 370 342 448 195 90 446 90 684-55z">
            <text:p/>
          </draw:path>
          <draw:path draw:style-name="gr2" draw:text-style-name="P1" draw:layer="layout" svg:width="1.47cm" svg:height="1.557cm" svg:x="8.377cm" svg:y="17.125cm" svg:viewBox="0 0 1471 1558" svg:d="M867 1465c478-268 592-973 604-1465-69 78-137 146-229 201-364 236-1242 257-1242 907 0 178 114 324 285 391 160 78 376 89 582-34z">
            <text:p/>
          </draw:path>
          <draw:path draw:style-name="gr2" draw:text-style-name="P1" draw:layer="layout" svg:width="2.62cm" svg:height="1.6cm" svg:x="5.243cm" svg:y="14.896cm" svg:viewBox="0 0 2621 1601" svg:d="M388 1358c627 448 1595 190 2233-78-148-44-261-90-387-168-501-313-1037-1398-1881-1041-227 101-353 325-353 572 0 257 126 525 388 715z">
            <text:p/>
          </draw:path>
          <draw:path draw:style-name="gr2" draw:text-style-name="P1" draw:layer="layout" svg:width="2.165cm" svg:height="1.354cm" svg:x="5.345cm" svg:y="15.053cm" svg:viewBox="0 0 2166 1355" svg:d="M297 1122c502 391 1322 213 1869 22-114-33-216-90-319-157-399-279-810-1208-1527-939-193 78-308 257-319 470-11 201 79 435 296 604z">
            <text:p/>
          </draw:path>
          <draw:path draw:style-name="gr2" draw:text-style-name="P1" draw:layer="layout" svg:width="1.839cm" svg:height="1.181cm" svg:x="5.478cm" svg:y="15.156cm" svg:viewBox="0 0 1840 1182" svg:d="M232 953c422 358 1128 224 1608 78-103-33-183-78-263-145-341-258-660-1063-1288-851-171 57-274 213-285 392-23 180 57 380 228 526z">
            <text:p/>
          </draw:path>
          <draw:path draw:style-name="gr2" draw:text-style-name="P1" draw:layer="layout" svg:width="2.137cm" svg:height="2.079cm" svg:x="6.535cm" svg:y="13.759cm" svg:viewBox="0 0 2138 2080" svg:d="M110 1164c353 671 1334 872 2028 916-113-101-193-201-261-323-308-505-285-1712-1208-1756-251-13-468 133-582 357-114 234-125 525 23 806z">
            <text:p/>
          </draw:path>
          <draw:path draw:style-name="gr2" draw:text-style-name="P1" draw:layer="layout" svg:width="1.724cm" svg:height="1.792cm" svg:x="6.618cm" svg:y="13.914cm" svg:viewBox="0 0 1725 1793" svg:d="M72 942c262 581 1083 783 1653 851-91-91-148-169-206-281-227-435-170-1442-934-1509-205-23-387 89-501 279-92 179-126 425-12 660z">
            <text:p/>
          </draw:path>
          <draw:path draw:style-name="gr2" draw:text-style-name="P1" draw:layer="layout" svg:width="1.455cm" svg:height="1.58cm" svg:x="6.728cm" svg:y="14.024cm" svg:viewBox="0 0 1456 1581" svg:d="M54 809c216 503 912 705 1402 772-68-79-126-157-171-246-194-380-103-1242-765-1332-181-22-341 67-432 224-92 157-126 369-34 582z">
            <text:p/>
          </draw:path>
          <draw:path draw:style-name="gr2" draw:text-style-name="P1" draw:layer="layout" svg:width="1.147cm" svg:height="1.723cm" svg:x="10.212cm" svg:y="19.786cm" svg:viewBox="0 0 1148 1724" svg:d="M935 1499c341-391 204-1051 56-1499-34 89-79 167-137 247-239 323-1026 625-820 1207 57 157 205 258 376 269 194 11 388-57 525-224z">
            <text:p/>
          </draw:path>
          <draw:path draw:style-name="gr2" draw:text-style-name="P1" draw:layer="layout" svg:width="0.969cm" svg:height="1.414cm" svg:x="10.327cm" svg:y="20.022cm" svg:viewBox="0 0 970 1415" svg:d="M762 1252c297-313 218-872 115-1252-35 78-69 135-126 201-216 257-878 481-730 973 46 135 160 224 308 236 148 22 308-23 433-158z">
            <text:p/>
          </draw:path>
          <draw:path draw:style-name="gr2" draw:text-style-name="P1" draw:layer="layout" svg:width="0.855cm" svg:height="1.207cm" svg:x="10.402cm" svg:y="20.145cm" svg:viewBox="0 0 856 1208" svg:d="M653 1074c275-269 217-749 138-1074-35 67-69 123-114 167-195 213-777 393-662 817 34 112 137 190 262 213 114 34 263-11 376-123z">
            <text:p/>
          </draw:path>
          <draw:path draw:style-name="gr2" draw:text-style-name="P1" draw:layer="layout" svg:width="1.39cm" svg:height="0.742cm" svg:x="7.088cm" svg:y="17.13cm" svg:viewBox="0 0 1391 743" svg:d="M378 734c387 67 775-268 1013-537-79 11-135 11-216 11-307-33-797-414-1105-55-80 100-92 223-34 346 57 101 171 201 342 235z">
            <text:p/>
          </draw:path>
          <draw:path draw:style-name="gr2" draw:text-style-name="P1" draw:layer="layout" svg:width="1.167cm" svg:height="0.62cm" svg:x="7.153cm" svg:y="17.209cm" svg:viewBox="0 0 1168 621" svg:d="M301 610c319 68 662-190 867-403-69 12-115 12-183 0-251-45-650-381-924-89-68 78-79 190-34 279 34 101 137 179 274 213z">
            <text:p/>
          </draw:path>
          <draw:path draw:style-name="gr2" draw:text-style-name="P1" draw:layer="layout" svg:width="1.009cm" svg:height="0.539cm" svg:x="7.207cm" svg:y="17.248cm" svg:viewBox="0 0 1010 540" svg:d="M258 527c274 68 570-145 752-325-56 0-103 0-159-11-216-44-547-335-786-101-69 68-81 156-46 247 46 78 125 156 239 190z">
            <text:p/>
          </draw:path>
          <draw:path draw:style-name="gr2" draw:text-style-name="P1" draw:layer="layout" svg:width="0.964cm" svg:height="1.139cm" svg:x="6.723cm" svg:y="18.635cm" svg:viewBox="0 0 965 1140" svg:d="M628 1052c320-224 354-716 332-1052-47 57-92 112-149 156-239 180-844 258-810 716 12 124 103 213 216 258 126 22 275 11 411-78z">
            <text:p/>
          </draw:path>
          <draw:path draw:style-name="gr2" draw:text-style-name="P1" draw:layer="layout" svg:width="0.832cm" svg:height="0.932cm" svg:x="6.804cm" svg:y="18.792cm" svg:viewBox="0 0 833 933" svg:d="M514 873c274-168 319-582 319-873-34 44-80 89-126 123-205 145-718 179-707 559 0 101 79 191 171 224 92 45 217 34 343-33z">
            <text:p/>
          </draw:path>
          <draw:path draw:style-name="gr2" draw:text-style-name="P1" draw:layer="layout" svg:width="0.74cm" svg:height="0.785cm" svg:x="6.849cm" svg:y="18.88cm" svg:viewBox="0 0 741 786" svg:d="M445 739c239-135 296-492 296-739-34 44-68 67-113 101-183 123-628 133-628 469 0 91 58 157 148 203 81 21 195 21 297-34z">
            <text:p/>
          </draw:path>
          <draw:path draw:style-name="gr2" draw:text-style-name="P1" draw:layer="layout" svg:width="0.865cm" svg:height="1.214cm" svg:x="15.795cm" svg:y="19.496cm" svg:viewBox="0 0 866 1215" svg:d="M855 716c-80-369-525-604-855-716 34 67 68 123 79 190 81 279-102 862 332 1007 113 45 238 0 330-89 103-90 148-224 114-392z">
            <text:p/>
          </draw:path>
          <draw:path draw:style-name="gr2" draw:text-style-name="P1" draw:layer="layout" svg:width="0.689cm" svg:height="1.043cm" svg:x="15.932cm" svg:y="19.608cm" svg:viewBox="0 0 690 1044" svg:d="M684 638c-46-313-410-526-684-638 34 57 45 101 58 167 56 247-126 717 238 862 103 33 206 12 285-67 81-78 126-190 103-324z">
            <text:p/>
          </draw:path>
          <draw:path draw:style-name="gr2" draw:text-style-name="P1" draw:layer="layout" svg:width="0.571cm" svg:height="0.91cm" svg:x="16.001cm" svg:y="19.675cm" svg:viewBox="0 0 572 911" svg:d="M570 570c-34-268-341-458-570-570 23 44 34 89 45 146 35 211-125 614 184 749 79 34 170 11 238-44 69-68 114-169 103-281z">
            <text:p/>
          </draw:path>
          <draw:path draw:style-name="gr2" draw:text-style-name="P1" draw:layer="layout" svg:width="2.067cm" svg:height="1.379cm" svg:x="15.306cm" svg:y="17.399cm" svg:viewBox="0 0 2068 1380" svg:d="M1824 296c-456-425-1276-312-1824-156 114 44 205 101 296 179 376 302 695 1242 1425 1030 194-57 319-224 343-437 22-202-47-437-240-616z">
            <text:p/>
          </draw:path>
          <draw:path draw:style-name="gr2" draw:text-style-name="P1" draw:layer="layout" svg:width="1.697cm" svg:height="1.166cm" svg:x="15.59cm" svg:y="17.476cm" svg:viewBox="0 0 1698 1167" svg:d="M1516 288c-364-369-1049-314-1516-213 92 45 171 90 239 157 296 268 536 1062 1140 918 171-46 274-180 308-348 35-168-12-358-171-514z">
            <text:p/>
          </draw:path>
          <draw:path draw:style-name="gr2" draw:text-style-name="P1" draw:layer="layout" svg:width="1.442cm" svg:height="1.021cm" svg:x="15.75cm" svg:y="17.536cm" svg:viewBox="0 0 1443 1022" svg:d="M1300 270c-309-334-901-290-1300-222 79 44 137 78 205 144 251 247 433 929 958 817 148-34 239-145 274-291 22-144-12-313-137-448z">
            <text:p/>
          </draw:path>
          <draw:path draw:style-name="gr2" draw:text-style-name="P1" draw:layer="layout" svg:width="1.543cm" svg:height="2.51cm" svg:x="12.821cm" svg:y="18.422cm" svg:viewBox="0 0 1544 2511" svg:d="M1539 1588c-80-750-912-1286-1539-1588 68 135 103 257 126 391 91 582-377 1689 467 2070 227 100 478 44 673-124 182-167 307-435 273-749z">
            <text:p/>
          </draw:path>
          <draw:path draw:style-name="gr2" draw:text-style-name="P1" draw:layer="layout" svg:width="1.221cm" svg:height="2.129cm" svg:x="13.06cm" svg:y="18.669cm" svg:viewBox="0 0 1222 2130" svg:d="M1220 1387c-34-638-719-1119-1220-1387 45 112 79 213 92 335 56 493-377 1399 296 1745 182 90 398 56 569-78 172-134 285-347 263-615z">
            <text:p/>
          </draw:path>
          <draw:path draw:style-name="gr2" draw:text-style-name="P1" draw:layer="layout" svg:width="1.05cm" svg:height="1.852cm" svg:x="13.138cm" svg:y="18.813cm" svg:viewBox="0 0 1051 1853" svg:d="M1051 1230c-11-548-581-973-1014-1230 34 101 56 190 68 291 33 425-366 1197 204 1510 161 89 343 55 491-45 148-112 251-302 251-526z">
            <text:p/>
          </draw:path>
          <draw:path draw:style-name="gr2" draw:text-style-name="P1" draw:layer="layout" svg:width="0.566cm" svg:height="1.265cm" svg:x="9.645cm" svg:y="12.26cm" svg:viewBox="0 0 567 1266" svg:d="M567 1266c-297-224-695-526-399-941 171-167-69-112 102-323-239-23-342 156-216 357-103 448 124 705 513 907z">
            <text:p/>
          </draw:path>
          <draw:path draw:style-name="gr2" draw:text-style-name="P1" draw:layer="layout" svg:width="0.237cm" svg:height="0.359cm" svg:x="9.655cm" svg:y="12.271cm" svg:viewBox="0 0 238 360" svg:d="M112 360c12-23 23-44 45-67 150-157-67-89 81-292-251-22-320 226-126 359z">
            <text:p/>
          </draw:path>
          <draw:path draw:style-name="gr2" draw:text-style-name="P1" draw:layer="layout" svg:width="0.179cm" svg:height="0.291cm" svg:x="9.679cm" svg:y="12.295cm" svg:viewBox="0 0 180 292" svg:d="M88 292c12-22 23-34 34-56 114-124-56-78 58-236-195-10-241 192-92 292z">
            <text:p/>
          </draw:path>
          <draw:path draw:style-name="gr2" draw:text-style-name="P1" draw:layer="layout" svg:width="0.144cm" svg:height="0.223cm" svg:x="9.691cm" svg:y="12.317cm" svg:viewBox="0 0 145 224" svg:d="M77 224c10-11 10-33 22-45 92-101-46-56 46-179-160 0-195 156-68 224z">
            <text:p/>
          </draw:path>
          <draw:path draw:style-name="gr2" draw:text-style-name="P1" draw:layer="layout" svg:width="0.356cm" svg:height="1.048cm" svg:x="9.866cm" svg:y="12.476cm" svg:viewBox="0 0 357 1049" svg:d="M357 1049c-227-212-501-493-216-795 160-112-46-89 115-245-184-45-285 89-206 257-137 358 22 581 307 783z">
            <text:p/>
          </draw:path>
          <draw:path draw:style-name="gr2" draw:text-style-name="P1" draw:layer="layout" svg:width="0.162cm" svg:height="0.214cm" svg:x="9.912cm" svg:y="12.516cm" svg:viewBox="0 0 163 215" svg:d="M60 215c11-11 23-22 34-44 103-91-34-57 69-169-161-21-217 123-103 213z">
            <text:p/>
          </draw:path>
          <draw:path draw:style-name="gr2" draw:text-style-name="P1" draw:layer="layout" svg:width="0.117cm" svg:height="0.167cm" svg:x="9.923cm" svg:y="12.529cm" svg:viewBox="0 0 118 168" svg:d="M49 168c11-10 11-21 23-33 80-67-23-45 46-134-116-12-161 100-69 167z">
            <text:p/>
          </draw:path>
          <draw:path draw:style-name="gr2" draw:text-style-name="P1" draw:layer="layout" svg:width="0.189cm" svg:height="0.261cm" svg:x="9.897cm" svg:y="12.503cm" svg:viewBox="0 0 190 262" svg:d="M65 262c11-11 22-34 34-45 125-101-34-78 91-213-183-34-252 145-125 258z">
            <text:p/>
          </draw:path>
          <draw:path draw:style-name="gr2" draw:text-style-name="P1" draw:layer="layout" svg:width="0.162cm" svg:height="0.214cm" svg:x="9.912cm" svg:y="12.516cm" svg:viewBox="0 0 163 215" svg:d="M60 215c11-11 23-22 34-44 103-91-34-57 69-169-161-21-217 123-103 213z">
            <text:p/>
          </draw:path>
          <draw:path draw:style-name="gr2" draw:text-style-name="P1" draw:layer="layout" svg:width="0.117cm" svg:height="0.167cm" svg:x="9.923cm" svg:y="12.529cm" svg:viewBox="0 0 118 168" svg:d="M49 168c11-10 11-21 23-33 80-67-23-45 46-134-116-12-161 100-69 167z">
            <text:p/>
          </draw:path>
          <draw:path draw:style-name="gr2" draw:text-style-name="P1" draw:layer="layout" svg:width="0.25cm" svg:height="0.809cm" svg:x="9.983cm" svg:y="12.714cm" svg:viewBox="0 0 251 810" svg:d="M228 810c-159-178-341-414-91-615 138-78-23-78 114-179-137-56-240 44-194 179-125 258-35 425 171 615z">
            <text:p/>
          </draw:path>
          <draw:path draw:style-name="gr2" draw:text-style-name="P1" draw:layer="layout" svg:width="0.172cm" svg:height="0.555cm" svg:x="10.061cm" svg:y="12.968cm" svg:viewBox="0 0 173 556" svg:d="M152 556c-116-133-230-279-58-424 91-56-11-56 79-123-102-34-171 33-137 133-79 168-22 281 116 414z">
            <text:p/>
          </draw:path>
          <draw:path draw:style-name="gr2" draw:text-style-name="P1" draw:layer="layout" svg:width="0.166cm" svg:height="0.188cm" svg:x="10.056cm" svg:y="12.721cm" svg:viewBox="0 0 167 189" svg:d="M41 189c12-11 23-23 35-34 103-67-23-67 91-146-148-44-217 79-126 180z">
            <text:p/>
          </draw:path>
          <draw:path draw:style-name="gr2" draw:text-style-name="P1" draw:layer="layout" svg:width="0.128cm" svg:height="0.158cm" svg:x="10.071cm" svg:y="12.728cm" svg:viewBox="0 0 129 159" svg:d="M37 159c12-10 12-21 23-32 80-57-23-46 69-124-114-22-172 78-92 156z">
            <text:p/>
          </draw:path>
          <draw:path draw:style-name="gr2" draw:text-style-name="P1" draw:layer="layout" svg:width="0.096cm" svg:height="0.126cm" svg:x="10.082cm" svg:y="12.738cm" svg:viewBox="0 0 97 127" svg:d="M28 127c0-11 12-11 23-23 69-44-11-34 46-100-92-23-126 66-69 123z">
            <text:p/>
          </draw:path>
          <draw:path draw:style-name="gr2" draw:text-style-name="P1" draw:layer="layout" svg:width="0.104cm" svg:height="0.127cm" svg:x="10.118cm" svg:y="12.972cm" svg:viewBox="0 0 105 128" svg:d="M25 128c12-11 12-11 24-23 68-45-12-45 56-101-91-22-137 56-80 124z">
            <text:p/>
          </draw:path>
          <draw:path draw:style-name="gr2" draw:text-style-name="P1" draw:layer="layout" svg:width="0.077cm" svg:height="0.104cm" svg:x="10.122cm" svg:y="12.984cm" svg:viewBox="0 0 78 105" svg:d="M20 105c0-11 13-11 13-21 56-34-13-34 45-80-68-22-103 46-58 101z">
            <text:p/>
          </draw:path>
          <draw:path draw:style-name="gr2" draw:text-style-name="P1" draw:layer="layout" svg:width="0.069cm" svg:height="0.08cm" svg:x="10.131cm" svg:y="12.987cm" svg:viewBox="0 0 70 81" svg:d="M23 81l12-12c46-34-12-22 35-68-69-11-92 46-47 80z">
            <text:p/>
          </draw:path>
          <draw:path draw:style-name="gr2" draw:text-style-name="P1" draw:layer="layout" svg:width="0.216cm" svg:height="0.197cm" svg:x="9.904cm" svg:y="12.03cm" svg:viewBox="0 0 217 198" svg:d="M114 7c-68 22-103 123-114 191 11-12 23-12 34-23 58-22 172-11 183-101 0-22-11-45-35-56-10-22-45-22-68-11z">
            <text:p/>
          </draw:path>
          <draw:path draw:style-name="gr2" draw:text-style-name="P1" draw:layer="layout" svg:width="0.194cm" svg:height="0.161cm" svg:x="9.915cm" svg:y="12.044cm" svg:viewBox="0 0 195 162" svg:d="M92 5c-58 22-81 102-92 157 11-11 23-11 34-23 46-22 148-11 161-78 0-22-13-34-23-45-24-11-58-23-80-11z">
            <text:p/>
          </draw:path>
          <draw:path draw:style-name="gr2" draw:text-style-name="P1" draw:layer="layout" svg:width="0.147cm" svg:height="0.131cm" svg:x="9.927cm" svg:y="12.051cm" svg:viewBox="0 0 148 132" svg:d="M80 8c-46 11-69 79-80 124 11-12 11-12 23-12 35-23 125-11 125-67 0-11-11-34-22-45 0-11-23-11-46 0z">
            <text:p/>
          </draw:path>
          <draw:path draw:style-name="gr2" draw:text-style-name="P1" draw:layer="layout" svg:width="0.127cm" svg:height="0.212cm" svg:x="9.78cm" svg:y="11.97cm" svg:viewBox="0 0 128 213" svg:d="M21 45c-34 44-22 124 0 168 0-12 12-22 12-34 23-33 114-78 91-145-11-23-22-34-45-34-23 11-46 23-58 45z">
            <text:p/>
          </draw:path>
          <draw:path draw:style-name="gr2" draw:text-style-name="P1" draw:layer="layout" svg:width="0.116cm" svg:height="0.168cm" svg:x="9.78cm" svg:y="12.004cm" svg:viewBox="0 0 117 169" svg:d="M21 23c-34 34-22 100 0 146 0-12 12-12 12-23 23-34 103-68 80-123-11-12-23-23-34-23-23 0-46 11-58 23z">
            <text:p/>
          </draw:path>
          <draw:path draw:style-name="gr2" draw:text-style-name="P1" draw:layer="layout" svg:width="0.094cm" svg:height="0.145cm" svg:x="9.789cm" svg:y="12.015cm" svg:viewBox="0 0 95 146" svg:d="M14 23c-24 34-13 89 0 123 0-11 11-11 11-23 23-22 79-55 69-100 0-12-24-23-35-23-22 0-34 0-45 23z">
            <text:p/>
          </draw:path>
          <draw:path draw:style-name="gr2" draw:text-style-name="P1" draw:layer="layout" svg:width="0.098cm" svg:height="0.164cm" svg:x="9.617cm" svg:y="12.074cm" svg:viewBox="0 0 99 165" svg:d="M2 42c-12 45 34 90 68 123 0-11 0-23 0-23 0-33 57-100 11-134-11-11-34-11-45 0-12 0-23 11-34 34z">
            <text:p/>
          </draw:path>
          <draw:path draw:style-name="gr2" draw:text-style-name="P1" draw:layer="layout" svg:width="0.083cm" svg:height="0.141cm" svg:x="9.628cm" svg:y="12.084cm" svg:viewBox="0 0 84 142" svg:d="M2 42c-11 45 23 78 58 100 0-10 0-10 0-22 0-33 45-78 11-112-11-11-22-11-34 0-23 11-35 22-35 34z">
            <text:p/>
          </draw:path>
          <draw:path draw:style-name="gr2" draw:text-style-name="P1" draw:layer="layout" svg:width="0.067cm" svg:height="0.119cm" svg:x="9.628cm" svg:y="12.096cm" svg:viewBox="0 0 68 120" svg:d="M2 30c-11 34 23 68 47 90 0-11 0-11 0-22 0-22 34-68 11-90-11-11-23-11-35 0-11 0-11 11-23 22z">
            <text:p/>
          </draw:path>
          <draw:path draw:style-name="gr2" draw:text-style-name="P1" draw:layer="layout" svg:width="0.125cm" svg:height="0.134cm" svg:x="9.493cm" svg:y="12.217cm" svg:viewBox="0 0 126 135" svg:d="M0 68c23 44 80 67 126 67-12-12-12-12-12-23-11-34-11-112-68-112-12 0-35 11-35 23-11 0-11 22-11 45z">
            <text:p/>
          </draw:path>
          <draw:path draw:style-name="gr2" draw:text-style-name="P1" draw:layer="layout" svg:width="0.102cm" svg:height="0.122cm" svg:x="9.505cm" svg:y="12.217cm" svg:viewBox="0 0 103 123" svg:d="M0 68c11 33 69 55 103 55 0-11-11-11-11-22-12-33-12-90-58-101-11 0-23 0-34 11 0 23 0 46 0 57z">
            <text:p/>
          </draw:path>
          <draw:path draw:style-name="gr2" draw:text-style-name="P1" draw:layer="layout" svg:width="0.087cm" svg:height="0.09cm" svg:x="9.508cm" svg:y="12.238cm" svg:viewBox="0 0 88 91" svg:d="M8 45c12 33 57 46 80 46l-11-13c-12-21 0-78-46-78-11 0-23 0-23 11-11 12-11 23 0 34z">
            <text:p/>
          </draw:path>
          <draw:path draw:style-name="gr2" draw:text-style-name="P1" draw:layer="layout" svg:width="2.084cm" svg:height="2.837cm" svg:x="13.595cm" svg:y="13.561cm" svg:viewBox="0 0 2085 2838" svg:d="M2051 1195c-205 872-1276 1374-2051 1643 92-145 160-279 205-447 194-671-182-2047 855-2360 285-90 570 22 764 246 216 213 319 548 227 918z">
            <text:p/>
          </draw:path>
          <draw:path draw:style-name="gr2" draw:text-style-name="P1" draw:layer="layout" svg:width="1.667cm" svg:height="2.412cm" svg:x="13.926cm" svg:y="13.741cm" svg:viewBox="0 0 1668 2413" svg:d="M1653 959c-137 738-1004 1207-1653 1454 79-123 126-247 160-380 136-560-239-1701 615-2003 228-78 478 0 650 168 183 167 284 448 228 761z">
            <text:p/>
          </draw:path>
          <draw:path draw:style-name="gr2" draw:text-style-name="P1" draw:layer="layout" svg:width="3.015cm" svg:height="1.679cm" svg:x="12.764cm" svg:y="17.551cm" svg:viewBox="0 0 3016 1680" svg:d="M1949 1678c-889-44-1573-973-1949-1678 160 67 308 101 479 123 684 78 1983-514 2461 414 137 257 81 548-113 772-183 234-491 391-878 369z">
            <text:p/>
          </draw:path>
          <draw:path draw:style-name="gr2" draw:text-style-name="P1" draw:layer="layout" svg:width="2.745cm" svg:height="1.51cm" svg:x="12.89cm" svg:y="17.65cm" svg:viewBox="0 0 2746 1511" svg:d="M1778 1510c-810-45-1425-883-1778-1510 148 57 274 89 433 112 627 67 1801-469 2245 380 125 224 69 492-102 694-171 190-456 336-798 324z">
            <text:p/>
          </draw:path>
          <draw:path draw:style-name="gr2" draw:text-style-name="P1" draw:layer="layout" svg:width="2.124cm" svg:height="1.174cm" svg:x="13.094cm" svg:y="17.774cm" svg:viewBox="0 0 2125 1175" svg:d="M1379 1174c-627-33-1105-693-1379-1174 114 44 217 78 330 89 490 57 1403-357 1745 291 90 180 56 380-80 549-126 145-353 257-616 245z">
            <text:p/>
          </draw:path>
          <draw:path draw:style-name="gr2" draw:text-style-name="P1" draw:layer="layout" svg:width="2.507cm" svg:height="1.48cm" svg:x="16.126cm" svg:y="15.977cm" svg:viewBox="0 0 2508 1481" svg:d="M2097 1294c-615 392-1504 90-2097-180 137-33 251-78 376-145 491-269 1048-1264 1824-883 205 101 318 323 307 559-23 235-160 481-410 649z">
            <text:p/>
          </draw:path>
          <draw:path draw:style-name="gr2" draw:text-style-name="P1" draw:layer="layout" svg:width="2.268cm" svg:height="1.347cm" svg:x="16.251cm" svg:y="16.063cm" svg:viewBox="0 0 2269 1348" svg:d="M1904 1174c-559 359-1369 90-1904-167 126-23 229-68 342-123 444-246 957-1153 1653-806 194 90 285 291 273 504-11 224-137 448-364 592z">
            <text:p/>
          </draw:path>
          <draw:path draw:style-name="gr2" draw:text-style-name="P1" draw:layer="layout" svg:width="1.766cm" svg:height="1.039cm" svg:x="16.445cm" svg:y="16.283cm" svg:viewBox="0 0 1767 1040" svg:d="M1482 911c-433 268-1060 67-1482-123 92-23 182-57 262-101 342-190 741-895 1288-627 148 78 217 224 217 392-11 168-103 347-285 459z">
            <text:p/>
          </draw:path>
          <draw:path draw:style-name="gr2" draw:text-style-name="P1" draw:layer="layout" svg:width="1.595cm" svg:height="2.851cm" svg:x="10.437cm" svg:y="21.274cm" svg:viewBox="0 0 1596 2852" svg:d="M60 2204c-250-773 330-1645 810-2204-11 156 11 291 45 436 160 604 1106 1499 456 2215-182 190-456 245-706 167-262-78-502-291-605-614z">
            <text:p/>
          </draw:path>
          <draw:path draw:style-name="gr2" draw:text-style-name="P1" draw:layer="layout" svg:width="1.447cm" svg:height="2.586cm" svg:x="10.488cm" svg:y="21.43cm" svg:viewBox="0 0 1448 2587" svg:d="M55 1991c-228-693 297-1488 730-1991 0 145 11 268 45 403 149 547 1004 1353 411 2001-161 180-411 224-638 146-240-78-456-268-548-559z">
            <text:p/>
          </draw:path>
          <draw:path draw:style-name="gr2" draw:text-style-name="P1" draw:layer="layout" svg:width="1.125cm" svg:height="2.005cm" svg:x="10.611cm" svg:y="21.631cm" svg:viewBox="0 0 1126 2006" svg:d="M45 1554c-182-536 227-1163 570-1554 0 112 11 201 34 313 113 426 775 1051 319 1555-126 134-319 167-502 112-182-45-342-202-421-426z">
            <text:p/>
          </draw:path>
          <draw:path draw:style-name="gr2" draw:text-style-name="P1" draw:layer="layout" svg:width="1.801cm" svg:height="2.456cm" svg:x="11.417cm" svg:y="20.267cm" svg:viewBox="0 0 1802 2457" svg:d="M470 2204c-581-526-512-1522-375-2204 68 135 147 234 250 347 422 436 1630 738 1436 1633-57 245-262 414-513 458-250 57-558-11-798-234z">
            <text:p/>
          </draw:path>
          <draw:path draw:style-name="gr2" draw:text-style-name="P1" draw:layer="layout" svg:width="1.545cm" svg:height="2.006cm" svg:x="11.516cm" svg:y="20.626cm" svg:viewBox="0 0 1546 2007" svg:d="M452 1824c-502-414-490-1254-411-1824 69 112 137 190 228 279 377 347 1392 549 1266 1309-35 202-194 358-410 403-206 44-456 0-673-167z">
            <text:p/>
          </draw:path>
          <draw:path draw:style-name="gr2" draw:text-style-name="P1" draw:layer="layout" svg:width="1.818cm" svg:height="1.482cm" svg:x="14.348cm" svg:y="20.592cm" svg:viewBox="0 0 1819 1483" svg:d="M957 1444c-569-192-843-918-957-1444 92 67 182 123 285 167 433 180 1390 23 1527 717 34 190-56 368-216 480-172 112-399 158-639 80z">
            <text:p/>
          </draw:path>
          <draw:path draw:style-name="gr2" draw:text-style-name="P1" draw:layer="layout" svg:width="1.57cm" svg:height="1.187cm" svg:x="14.485cm" svg:y="20.827cm" svg:viewBox="0 0 1571 1188" svg:d="M867 1163c-490-134-741-738-867-1163 79 57 148 101 251 123 364 134 1162-34 1311 538 34 156-35 313-160 413-136 100-331 146-535 89z">
            <text:p/>
          </draw:path>
          <draw:path draw:style-name="gr2" draw:text-style-name="P1" draw:layer="layout" svg:width="1.818cm" svg:height="1.489cm" svg:x="15.989cm" svg:y="18.657cm" svg:viewBox="0 0 1819 1490" svg:d="M957 1444c-569-192-843-918-957-1444 92 67 182 123 285 167 433 180 1390 23 1527 717 34 190-56 368-216 480-159 124-388 169-639 80z">
            <text:p/>
          </draw:path>
          <draw:path draw:style-name="gr2" draw:text-style-name="P1" draw:layer="layout" svg:width="1.574cm" svg:height="1.187cm" svg:x="16.126cm" svg:y="18.893cm" svg:viewBox="0 0 1575 1188" svg:d="M867 1163c-490-134-741-738-867-1163 79 57 148 101 251 123 364 134 1162-34 1311 538 46 156-35 313-160 413-136 100-319 146-535 89z">
            <text:p/>
          </draw:path>
          <draw:path draw:style-name="gr2" draw:text-style-name="P1" draw:layer="layout" svg:width="1.691cm" svg:height="1.115cm" svg:x="16.57cm" svg:y="14.023cm" svg:viewBox="0 0 1692 1116" svg:d="M1493 888c-388 336-1048 235-1493 112 92-33 171-78 239-145 309-247 593-1007 1174-828 160 44 262 190 274 357 22 169-34 359-194 504z">
            <text:p/>
          </draw:path>
          <draw:path draw:style-name="gr2" draw:text-style-name="P1" draw:layer="layout" svg:width="1.396cm" svg:height="0.942cm" svg:x="16.798cm" svg:y="14.135cm" svg:viewBox="0 0 1397 943" svg:d="M1242 720c-308 302-865 234-1242 156 79-34 137-78 193-123 252-211 456-861 947-738 137 33 228 145 252 291 21 122-13 291-150 414z">
            <text:p/>
          </draw:path>
          <draw:path draw:style-name="gr2" draw:text-style-name="P1" draw:layer="layout" svg:width="1.732cm" svg:height="2.387cm" svg:x="8.548cm" svg:y="20.514cm" svg:viewBox="0 0 1733 2388" svg:d="M23 1387c171-739 1060-1163 1710-1387-80 123-137 234-170 380-161 559 159 1712-708 1980-239 78-479-11-650-201-160-179-250-459-182-772z">
            <text:p/>
          </draw:path>
          <draw:path draw:style-name="gr2" draw:text-style-name="P1" draw:layer="layout" svg:width="1.412cm" svg:height="1.55cm" svg:x="13.117cm" svg:y="20.815cm" svg:viewBox="0 0 1413 1551" svg:d="M559 1454c-467-280-559-973-559-1454 68 78 137 146 217 201 342 236 1220 291 1196 929 0 179-126 314-284 380-159 67-377 56-570-56z">
            <text:p/>
          </draw:path>
          <draw:path draw:style-name="gr2" draw:text-style-name="P1" draw:layer="layout" svg:width="1.896cm" svg:height="1.088cm" svg:x="17.346cm" svg:y="14.711cm" svg:viewBox="0 0 1897 1089" svg:d="M1562 983c-479 258-1140-11-1562-245 103-11 193-45 285-91 388-178 855-894 1413-558 148 89 217 257 195 436-13 168-126 346-331 458z">
            <text:p/>
          </draw:path>
          <draw:path draw:style-name="gr2" draw:text-style-name="P1" draw:layer="layout" svg:width="1.479cm" svg:height="1.823cm" svg:x="15.613cm" svg:y="13.434cm" svg:viewBox="0 0 1480 1824" svg:d="M1448 828c-182 571-913 861-1448 996 68-89 126-179 160-291 159-436-23-1364 684-1521 193-46 376 45 501 201 126 146 171 370 103 615z">
            <text:p/>
          </draw:path>
          <draw:path draw:style-name="gr2" draw:text-style-name="P1" draw:layer="layout" svg:width="1.178cm" svg:height="1.557cm" svg:x="15.852cm" svg:y="13.545cm" svg:viewBox="0 0 1179 1558" svg:d="M1163 674c-126 481-730 749-1163 884 58-78 92-157 126-247 125-369-68-1140 512-1297 161-44 319 22 422 146 92 123 148 313 103 514z">
            <text:p/>
          </draw:path>
          <draw:path draw:style-name="gr2" draw:text-style-name="P1" draw:layer="layout" svg:width="0.991cm" svg:height="1.358cm" svg:x="15.954cm" svg:y="13.643cm" svg:viewBox="0 0 992 1359" svg:d="M981 563c-92 426-604 672-981 796 45-68 79-136 103-214 90-324-92-984 399-1129 136-45 273 11 365 112 103 99 148 268 114 435z">
            <text:p/>
          </draw:path>
        </draw:g>
        <draw:custom-shape draw:style-name="gr3" draw:text-style-name="P2" draw:layer="layout" svg:width="15.24cm" svg:height="2.286cm" svg:x="4.191cm" svg:y="17.0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669cm" svg:height="3.291cm" svg:x="5.72cm" svg:y="16.275cm">
          <draw:text-box>
            <text:p text:style-name="P3"><text:span text:style-name="T1">adoptrti.org</text:span></text:p>
          </draw:text-box>
        </draw:frame>
        <draw:frame draw:style-name="gr4" draw:text-style-name="P5" draw:layer="layout" svg:width="12.669cm" svg:height="3.291cm" svg:x="5.721cm" svg:y="16.276cm">
          <draw:text-box>
            <text:p text:style-name="P3"><text:span text:style-name="T2">adoptrti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bel Bk BT" svg:font-family="'Kabel Bk B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3T19:47:42.957074000</dc:date>
    <meta:editing-duration>PT5H8M25S</meta:editing-duration>
    <meta:editing-cycles>3</meta:editing-cycles>
    <meta:generator>LibreOffice/5.3.4.2$MacOSX_X86_64 LibreOffice_project/f82d347ccc0be322489bf7da61d7e4ad13fe2ff3</meta:generator>
    <meta:document-statistic meta:object-count="111"/>
  </office:meta>
</office:document-meta>
</file>